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>
            <text:p>300 trees</text:p>
          </table:table-cell>
          <table:table-cell table:number-columns-repeated="6"/>
        </table:table-row>
        <table:table-row table:style-name="ro1">
          <table:table-cell table:number-columns-repeated="6"/>
          <table:table-cell>
            <draw:frame table:end-cell-address="Tabelle1.O27" table:end-x="0.92cm" table:end-y="0.43cm" draw:z-index="0" draw:style-name="gr1" svg:width="16.904cm" svg:height="11.412cm" svg:x="2.081cm" svg:y="0.265cm">
              <draw:object draw:notify-on-update-of-ranges="Tabelle1.C3:Tabelle1.F3 Tabelle1.B4:Tabelle1.B4 Tabelle1.C4:Tabelle1.F4 Tabelle1.B9:Tabelle1.B9 Tabelle1.C9:Tabelle1.F9 Tabelle1.B5:Tabelle1.B5 Tabelle1.C5:Tabelle1.F5 Tabelle1.B6:Tabelle1.B6 Tabelle1.C6:Tabelle1.F6 Tabelle1.B7:Tabelle1.B7 Tabelle1.C7:Tabelle1.F7 Tabelle1.B8:Tabelle1.B8 Tabelle1.C8:Tabelle1.F8 Tabelle1.B10:Tabelle1.B10 Tabelle1.C10:Tabelle1.F10 Tabelle1.B11:Tabelle1.B11 Tabelle1.C11:Tabelle1.F11 Tabelle1.B12:Tabelle1.B12 Tabelle1.C12:Tabelle1.F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Treshold</text:p>
          </table:table-cell>
          <table:table-cell office:value-type="string">
            <text:p>Candidates</text:p>
          </table:table-cell>
          <table:table-cell office:value-type="string">
            <text:p>Matches</text:p>
          </table:table-cell>
          <table:table-cell office:value-type="string">
            <text:p>Corrects</text:p>
          </table:table-cell>
          <table:table-cell office:value-type="string">
            <text:p>Multiples</text:p>
          </table:table-cell>
          <table:table-cell/>
        </table:table-row>
        <table:table-row table:style-name="ro1">
          <table:table-cell/>
          <table:table-cell office:value-type="string">
            <text:p>τ = 0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τ = 0.1</text:p>
          </table:table-cell>
          <table:table-cell office:value-type="float" office:value="50">
            <text:p>50</text:p>
          </table:table-cell>
          <table:table-cell table:number-columns-repeated="2" office:value-type="float" office:value="49">
            <text:p>4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τ = 0.2</text:p>
          </table:table-cell>
          <table:table-cell office:value-type="float" office:value="170">
            <text:p>170</text:p>
          </table:table-cell>
          <table:table-cell office:value-type="float" office:value="162">
            <text:p>162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τ = 0.25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36">
            <text:p>36</text:p>
          </table:table-cell>
          <table:table-cell/>
        </table:table-row>
        <table:table-row table:style-name="ro1">
          <table:table-cell/>
          <table:table-cell office:value-type="string">
            <text:p>τ = 0.3</text:p>
          </table:table-cell>
          <table:table-cell table:style-name="ce1" office:value-type="float" office:value="779">
            <text:p>779</text:p>
          </table:table-cell>
          <table:table-cell table:style-name="ce1" office:value-type="float" office:value="405">
            <text:p>405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159">
            <text:p>159</text:p>
          </table:table-cell>
          <table:table-cell/>
        </table:table-row>
        <table:table-row table:style-name="ro1">
          <table:table-cell/>
          <table:table-cell office:value-type="string">
            <text:p>τ = 0.4</text:p>
          </table:table-cell>
          <table:table-cell table:style-name="ce1" office:value-type="float" office:value="7374">
            <text:p>7374</text:p>
          </table:table-cell>
          <table:table-cell table:style-name="ce1" office:value-type="float" office:value="2852">
            <text:p>2852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561">
            <text:p>2561</text:p>
          </table:table-cell>
          <table:table-cell/>
        </table:table-row>
        <table:table-row table:style-name="ro1">
          <table:table-cell/>
          <table:table-cell office:value-type="string">
            <text:p>τ = 0.45</text:p>
          </table:table-cell>
          <table:table-cell table:style-name="ce1" office:value-type="float" office:value="14331">
            <text:p>14331</text:p>
          </table:table-cell>
          <table:table-cell table:style-name="ce1" office:value-type="float" office:value="6559">
            <text:p>6559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6260">
            <text:p>6260</text:p>
          </table:table-cell>
          <table:table-cell/>
        </table:table-row>
        <table:table-row table:style-name="ro1">
          <table:table-cell/>
          <table:table-cell office:value-type="string">
            <text:p>τ = 0.5</text:p>
          </table:table-cell>
          <table:table-cell table:style-name="ce1" office:value-type="float" office:value="22357">
            <text:p>22357</text:p>
          </table:table-cell>
          <table:table-cell table:style-name="ce1" office:value-type="float" office:value="12914">
            <text:p>12914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12614">
            <text:p>12614</text:p>
          </table:table-cell>
          <table:table-cell/>
        </table:table-row>
        <table:table-row table:style-name="ro1">
          <table:table-cell/>
          <table:table-cell office:value-type="string">
            <text:p>τ = 0.6</text:p>
          </table:table-cell>
          <table:table-cell table:style-name="ce1" office:value-type="float" office:value="35102">
            <text:p>35102</text:p>
          </table:table-cell>
          <table:table-cell table:style-name="ce1" office:value-type="float" office:value="29267">
            <text:p>29267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28967">
            <text:p>28967</text:p>
          </table:table-cell>
          <table:table-cell/>
        </table:table-row>
      </table:table>
      <table:table table:name="Tabelle2" table:style-name="ta1" table:print="false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Threshold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/>
        </table:table-row>
        <table:table-row table:style-name="ro1">
          <table:table-cell/>
          <table:table-cell office:value-type="float" office:value="0.1">
            <text:p>0,1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/>
          <table:table-cell office:value-type="float" office:value="0.25">
            <text:p>0,25</text:p>
          </table:table-cell>
          <table:table-cell table:style-name="ce2" office:value-type="float" office:value="221">
            <text:p>221</text:p>
          </table:table-cell>
          <table:table-cell/>
        </table:table-row>
        <table:table-row table:style-name="ro1">
          <table:table-cell/>
          <table:table-cell office:value-type="float" office:value="0.3">
            <text:p>0,3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/>
          <table:table-cell office:value-type="float" office:value="0.4">
            <text:p>0,4</text:p>
          </table:table-cell>
          <table:table-cell office:value-type="float" office:value="887">
            <text:p>887</text:p>
          </table:table-cell>
          <table:table-cell/>
        </table:table-row>
        <table:table-row table:style-name="ro1">
          <table:table-cell table:number-columns-repeated="3"/>
          <table:table-cell>
            <draw:frame table:end-cell-address="Tabelle2.J25" table:end-x="0.529cm" table:end-y="0.317cm" draw:z-index="0" draw:style-name="gr1" svg:width="12.405cm" svg:height="6.986cm" svg:x="1.673cm" svg:y="0.079cm">
              <draw:object draw:notify-on-update-of-ranges="Tabelle2.C4:Tabelle2.C9 Tabelle2.B4:Tabelle2.B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0">20.05.2008</text:date>, <text:time>16:54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andi</meta:initial-creator>
    <meta:creation-date>2008-05-16T11:34:17</meta:creation-date>
    <dc:creator>andi</dc:creator>
    <dc:date>2008-05-20T16:54:50</dc:date>
    <meta:editing-cycles>23</meta:editing-cycles>
    <meta:editing-duration>PT6H45M45S</meta:editing-duration>
    <meta:user-defined meta:name="Info 1"/>
    <meta:user-defined meta:name="Info 2"/>
    <meta:user-defined meta:name="Info 3"/>
    <meta:user-defined meta:name="Info 4"/>
    <meta:document-statistic meta:table-count="3" meta:cell-count="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text-properties fo:font-size="9pt" style:font-size-asian="9pt" style:font-size-complex="9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406cm" svg:height="6.987cm" chart:class="chart:scatter" chart:style-name="ch1">
        <chart:plot-area chart:style-name="ch2" table:cell-range-address="Tabelle2.B4:Tabelle2.C9" svg:x="0.295cm" svg:y="0.139cm" svg:width="11.862cm" svg:height="6.77cm">
          <chart:axis chart:dimension="x" chart:name="primary-x" chart:style-name="ch3">
            <chart:title svg:x="5.76cm" svg:y="6.477cm" chart:style-name="ch4">
              <text:p>Treshold τ</text:p>
            </chart:title>
          </chart:axis>
          <chart:axis chart:dimension="y" chart:name="primary-y" chart:style-name="ch3">
            <chart:title svg:x="0.249cm" svg:y="4.244cm" chart:style-name="ch5">
              <text:p>Runtime [sec]</text:p>
            </chart:title>
            <chart:grid chart:style-name="ch6" chart:class="major"/>
          </chart:axis>
          <chart:series chart:style-name="ch7" chart:values-cell-range-address="Tabelle2.C4:Tabelle2.C9" chart:class="chart:scatter">
            <chart:domain table:cell-range-address="Tabelle2.B4:Tabelle2.B9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887">
                <text:p>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bow-tie" chart:symbol-width="0.25cm" chart:symbol-height="0.25cm"/>
      <style:graphic-properties svg:stroke-color="#314004" draw:fill-color="#314004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svg:stroke-color="#aecf00" draw:fill-color="#aecf00"/>
      <style:text-properties fo:font-size="6pt" style:font-size-asian="6pt" style:font-size-complex="6pt"/>
    </style:style>
    <style:style style:name="ch15" style:family="chart">
      <style:chart-properties chart:symbol-type="named-symbol" chart:symbol-name="square" chart:symbol-width="0.25cm" chart:symbol-height="0.25cm"/>
      <style:graphic-properties svg:stroke-color="#4b1f6f" draw:fill-color="#4b1f6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6.905cm" svg:height="11.413cm" chart:class="chart:line" chart:row-mapping="0 5 1 2 3 4 6 7 8" chart:style-name="ch1">
        <chart:legend chart:legend-position="end" svg:x="14.939cm" svg:y="3.719cm" chart:style-name="ch2"/>
        <chart:plot-area chart:style-name="ch3" table:cell-range-address="Tabelle1.C3:Tabelle1.F8 Tabelle1.B4:Tabelle1.F12 Tabelle1.B3:Tabelle1.B3" chart:data-source-has-labels="both" svg:x="0.475cm" svg:y="0.228cm" svg:width="14.126cm" svg:height="10.726cm">
          <chart:axis chart:dimension="x" chart:name="primary-x" chart:style-name="ch4">
            <chart:categories table:cell-range-address="Tabelle1.C3:Tabelle1.F3"/>
          </chart:axis>
          <chart:axis chart:dimension="y" chart:name="primary-y" chart:style-name="ch4">
            <chart:title svg:x="0.339cm" svg:y="8.501cm" chart:style-name="ch5">
              <text:p>Number of trees affected</text:p>
            </chart:title>
            <chart:grid chart:style-name="ch6" chart:class="major"/>
          </chart:axis>
          <chart:series chart:style-name="ch7" chart:values-cell-range-address="Tabelle1.C4:Tabelle1.F4" chart:label-cell-address="Tabelle1.B4:Tabelle1.B4" chart:class="chart:line">
            <chart:data-point chart:repeated="4"/>
          </chart:series>
          <chart:series chart:style-name="ch8" chart:values-cell-range-address="Tabelle1.C9:Tabelle1.F9" chart:label-cell-address="Tabelle1.B9:Tabelle1.B9" chart:class="chart:line">
            <chart:data-point chart:repeated="4"/>
          </chart:series>
          <chart:series chart:style-name="ch9" chart:values-cell-range-address="Tabelle1.C5:Tabelle1.F5" chart:label-cell-address="Tabelle1.B5:Tabelle1.B5" chart:class="chart:line">
            <chart:data-point chart:repeated="4"/>
          </chart:series>
          <chart:series chart:style-name="ch10" chart:values-cell-range-address="Tabelle1.C6:Tabelle1.F6" chart:label-cell-address="Tabelle1.B6:Tabelle1.B6" chart:class="chart:line">
            <chart:data-point chart:repeated="4"/>
          </chart:series>
          <chart:series chart:style-name="ch11" chart:values-cell-range-address="Tabelle1.C7:Tabelle1.F7" chart:label-cell-address="Tabelle1.B7:Tabelle1.B7" chart:class="chart:line">
            <chart:data-point chart:repeated="4"/>
          </chart:series>
          <chart:series chart:style-name="ch12" chart:values-cell-range-address="Tabelle1.C8:Tabelle1.F8" chart:label-cell-address="Tabelle1.B8:Tabelle1.B8" chart:class="chart:line">
            <chart:data-point chart:repeated="4"/>
          </chart:series>
          <chart:series chart:style-name="ch13" chart:values-cell-range-address="Tabelle1.C10:Tabelle1.F10" chart:label-cell-address="Tabelle1.B10:Tabelle1.B10" chart:class="chart:line">
            <chart:data-point chart:repeated="4"/>
          </chart:series>
          <chart:series chart:style-name="ch14" chart:values-cell-range-address="Tabelle1.C11:Tabelle1.F11" chart:label-cell-address="Tabelle1.B11:Tabelle1.B11" chart:class="chart:line">
            <chart:data-point chart:repeated="4"/>
          </chart:series>
          <chart:series chart:style-name="ch15" chart:values-cell-range-address="Tabelle1.C12:Tabelle1.F12" chart:label-cell-address="Tabelle1.B12:Tabelle1.B12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didates</text:p>
              </table:table-cell>
              <table:table-cell office:value-type="string">
                <text:p>Matches</text:p>
              </table:table-cell>
              <table:table-cell office:value-type="string">
                <text:p>Corrects</text:p>
              </table:table-cell>
              <table:table-cell office:value-type="string">
                <text:p>Multiples</text:p>
              </table:table-cell>
            </table:table-row>
          </table:table-header-rows>
          <table:table-rows>
            <table:table-row>
              <table:table-cell office:value-type="string">
                <text:p>τ = 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τ = 0.4</text:p>
              </table:table-cell>
              <table:table-cell office:value-type="float" office:value="7374">
                <text:p>7374</text:p>
              </table:table-cell>
              <table:table-cell office:value-type="float" office:value="2852">
                <text:p>2852</text:p>
              </table:table-cell>
              <table:table-cell office:value-type="float" office:value="276">
                <text:p>276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string">
                <text:p>τ = 0.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τ = 0.2</text:p>
              </table:table-cell>
              <table:table-cell office:value-type="float" office:value="170">
                <text:p>170</text:p>
              </table:table-cell>
              <table:table-cell office:value-type="float" office:value="162">
                <text:p>162</text:p>
              </table:table-cell>
              <table:table-cell office:value-type="float" office:value="150">
                <text:p>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τ = 0.25</text:p>
              </table:table-cell>
              <table:table-cell office:value-type="float" office:value="304">
                <text:p>304</text:p>
              </table:table-cell>
              <table:table-cell office:value-type="float" office:value="247">
                <text:p>247</text:p>
              </table:table-cell>
              <table:table-cell office:value-type="float" office:value="203">
                <text:p>2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τ = 0.3</text:p>
              </table:table-cell>
              <table:table-cell office:value-type="float" office:value="779">
                <text:p>779</text:p>
              </table:table-cell>
              <table:table-cell office:value-type="float" office:value="405">
                <text:p>405</text:p>
              </table:table-cell>
              <table:table-cell office:value-type="float" office:value="229">
                <text:p>22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τ = 0.45</text:p>
              </table:table-cell>
              <table:table-cell office:value-type="float" office:value="14331">
                <text:p>14331</text:p>
              </table:table-cell>
              <table:table-cell office:value-type="float" office:value="6559">
                <text:p>6559</text:p>
              </table:table-cell>
              <table:table-cell office:value-type="float" office:value="284">
                <text:p>284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string">
                <text:p>τ = 0.5</text:p>
              </table:table-cell>
              <table:table-cell office:value-type="float" office:value="22357">
                <text:p>22357</text:p>
              </table:table-cell>
              <table:table-cell office:value-type="float" office:value="12914">
                <text:p>12914</text:p>
              </table:table-cell>
              <table:table-cell office:value-type="float" office:value="287">
                <text:p>287</text:p>
              </table:table-cell>
              <table:table-cell office:value-type="float" office:value="12614">
                <text:p>12614</text:p>
              </table:table-cell>
            </table:table-row>
            <table:table-row>
              <table:table-cell office:value-type="string">
                <text:p>τ = 0.6</text:p>
              </table:table-cell>
              <table:table-cell office:value-type="float" office:value="35102">
                <text:p>35102</text:p>
              </table:table-cell>
              <table:table-cell office:value-type="float" office:value="29267">
                <text:p>29267</text:p>
              </table:table-cell>
              <table:table-cell office:value-type="float" office:value="292">
                <text:p>292</text:p>
              </table:table-cell>
              <table:table-cell office:value-type="float" office:value="28967">
                <text:p>289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